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officeooo:rsid="00067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hich field of the customers table is the primary key?</text:p>
      <text:p text:style-name="P1">Ans: CNUM is the primary key in customer table. </text:p>
      <text:p text:style-name="P1"/>
      <text:p text:style-name="P1">Q.2 What is the 4th column of the Customers table ? </text:p>
      <text:p text:style-name="P1">Ans: RATING is the 4th column in Customer table.</text:p>
      <text:p text:style-name="P1"/>
      <text:p text:style-name="P1">Q.4 What is another word for row? For column?</text:p>
      <text:p text:style-name="P1">Ans: Row is also called Record,Tuple and Column is also called as Attribute.</text:p>
      <text:p text:style-name="P1"/>
      <text:p text:style-name="P1">Q.5 Why isn't it possible to see the first five rows of a table?</text:p>
      <text:p text:style-name="P1">Ans: Row's inside a table are scattered all over the database server hard disk when we select <text:tab/>from a table ,the order of rows in the output ,depends on the row address,</text:p>
      <text:p text:style-name="P1"><text:s text:c="13"/>it will always be in ascending order of row address.Hence it is not possible to see the first <text:s text:c="39"/>‘<text:span text:style-name="T1">Five</text:span>’rows of a table or last 'Five' rows of a tabl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9:36.079649119</meta:creation-date>
    <dc:date>2023-09-11T23:51:29.902857226</dc:date>
    <meta:editing-duration>PT1M54S</meta:editing-duration>
    <meta:editing-cycles>1</meta:editing-cycles>
    <meta:document-statistic meta:table-count="0" meta:image-count="0" meta:object-count="0" meta:page-count="1" meta:paragraph-count="9" meta:word-count="137" meta:character-count="760" meta:non-whitespace-character-count="576"/>
    <meta:generator>LibreOffice/7.3.7.2$Linux_X86_64 LibreOffice_project/30$Build-2</meta:generator>
  </office:meta>
</office:document-meta>
</file>